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office:automatic-styles>
  <office:body>
    <office:text>
      <text:p text:style-name="Normal"><text:tab/>Επιθυμούμε να καταλήξουμε σε μια ροή εργασίας μέσω της οποίας θα παίρνουμε δείγματα τα οποία και δεν περιέχουν καμία γεωγραφική πληροφορία και στην συνέχεια μέσω των διάφορων πεδίων που περιέχουν πληροφορίες απλού κειμένου, θα εντοπίσουμε την χώρα προέλευσης και θα την συμπληρώσουμε στο πεδίο country.</text:p>
      <text:p text:style-name="Normal"/>
      <text:p text:style-name="Normal"><text:tab/>Πρώτα, εργάζομαι με το json αρχείο που προέκυψε από την συγχώνευση του json study και του json sample. Αυτό το αρχείο, δηλαδή το json merge περιέχει όλα τα χρήσιμα πεδία του json sample, συμπεριλαμβανομένου πεδία ιδιαίτερης σημασίας που περιέχουν γεωγραφική πληροροφορία, καθώς και πεδία του study json που περιέχουν ως επι των πλείστον βιβλιογραφική πληροφορία. Η συγχωνευση όπως και εξηγείται στην περιγραφή του json.merge, είναι εφικττή μέσω του κοινού πεδίου study accession, των 2 json αρχείων.</text:p>
      <text:p text:style-name="Normal"><text:tab/>Για το json merge, μετράμε πόσα δείγματα από τον συνολικό αριθμό των δειγμάτων δεν περιέχουν καμιά γεωγραφική πληροφορία. Στην συνέχεια, φτιάχνουμε ένα νέο json αρχείο, που περιέχει τα δείγματα αυτά (<text:span text:style-name="T1">no.geo.json.</text:span>).</text:p>
      <text:p text:style-name="Normal"><text:tab/>Φτιάχνουμε έπειτα ένα νεο script, που διαβάζει τα πεδία με τις βιβλιογραφικές πληροφορίες και εντοπίζει λέξεις κλειδιά πχ USA, FRANCE <text:s text:c="1"/>κλπ. Οι λέξεις κλειδιά μάλλον τίθονται εμπειρικά, από απλή παρατήρηση μοτίβων στα βιβλιογραφικά μεταδεδομένα.</text:p>
      <text:p text:style-name="Normal"><text:tab/>Οι λέξεις κλειδιά στην συνέχεια αποθηκεύονται ως λίστα python και αξιοποιούνται για να κάνουν εγγραφή στα πεδία country του <text:span text:style-name="T1">no.geo.json.</text:span></text:p>
      <text:p text:style-name="Normal"><text:tab/>Τα δείγματα για τα οποία και έγινε εγγραφή στα πεδία τους country, αποθηκεύονται σε λίστα python και εγγράφονται στο αρχείο <text:span text:style-name="T1">curated_geo.json. </text:span>Αναφέρεται πόσα δείγματα είναι συνολικά.</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